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850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1.71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7409in" fo:break-before="auto" style:use-optimal-row-height="fals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6319in" fo:break-before="auto" style:use-optimal-row-height="false"/>
    </style:style>
    <style:style style:name="ro14" style:family="table-row">
      <style:table-row-properties style:row-height="0.8701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1.3984in" fo:break-before="auto" style:use-optimal-row-height="false"/>
    </style:style>
    <style:style style:name="ro17" style:family="table-row">
      <style:table-row-properties style:row-height="0.9839in" fo:break-before="auto" style:use-optimal-row-height="false"/>
    </style:style>
    <style:style style:name="ro18" style:family="table-row">
      <style:table-row-properties style:row-height="1.5543in" fo:break-before="auto" style:use-optimal-row-height="false"/>
    </style:style>
    <style:style style:name="ro19" style:family="table-row">
      <style:table-row-properties style:row-height="1.2335in" fo:break-before="auto" style:use-optimal-row-height="false"/>
    </style:style>
    <style:style style:name="ro20" style:family="table-row">
      <style:table-row-properties style:row-height="1.2228in" fo:break-before="auto" style:use-optimal-row-height="false"/>
    </style:style>
    <style:style style:name="ro21" style:family="table-row">
      <style:table-row-properties style:row-height="2.1346in" fo:break-before="auto" style:use-optimal-row-height="fals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1.3472in" fo:break-before="auto" style:use-optimal-row-height="false"/>
    </style:style>
    <style:style style:name="ro24" style:family="table-row">
      <style:table-row-properties style:row-height="1.6063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1.0465in" fo:break-before="auto" style:use-optimal-row-height="false"/>
    </style:style>
    <style:style style:name="ro27" style:family="table-row">
      <style:table-row-properties style:row-height="0.7043in" fo:break-before="auto" style:use-optimal-row-height="false"/>
    </style:style>
    <style:style style:name="ro28" style:family="table-row">
      <style:table-row-properties style:row-height="1.5236in" fo:break-before="auto" style:use-optimal-row-height="false"/>
    </style:style>
    <style:style style:name="ro29" style:family="table-row">
      <style:table-row-properties style:row-height="1.4299in" fo:break-before="auto" style:use-optimal-row-height="false"/>
    </style:style>
    <style:style style:name="ro30" style:family="table-row">
      <style:table-row-properties style:row-height="1.4402in" fo:break-before="auto" style:use-optimal-row-height="false"/>
    </style:style>
    <style:style style:name="ro31" style:family="table-row">
      <style:table-row-properties style:row-height="1.3681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2.3528in" fo:break-before="auto" style:use-optimal-row-height="false"/>
    </style:style>
    <style:style style:name="ro34" style:family="table-row">
      <style:table-row-properties style:row-height="1.2846in" fo:break-before="auto" style:use-optimal-row-height="false"/>
    </style:style>
    <style:style style:name="ro35" style:family="table-row">
      <style:table-row-properties style:row-height="2.2693in" fo:break-before="auto" style:use-optimal-row-height="false"/>
    </style:style>
    <style:style style:name="ro36" style:family="table-row">
      <style:table-row-properties style:row-height="0.8291in" fo:break-before="auto" style:use-optimal-row-height="false"/>
    </style:style>
    <style:style style:name="ro37" style:family="table-row">
      <style:table-row-properties style:row-height="0.9945in" fo:break-before="auto" style:use-optimal-row-height="fals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0362in" fo:break-before="auto" style:use-optimal-row-height="false"/>
    </style:style>
    <style:style style:name="ro40" style:family="table-row">
      <style:table-row-properties style:row-height="0.7457in" fo:break-before="auto" style:use-optimal-row-height="false"/>
    </style:style>
    <style:style style:name="ro41" style:family="table-row">
      <style:table-row-properties style:row-height="1.5134in" fo:break-before="auto" style:use-optimal-row-height="false"/>
    </style:style>
    <style:style style:name="ro42" style:family="table-row">
      <style:table-row-properties style:row-height="0.8492in" fo:break-before="auto" style:use-optimal-row-height="false"/>
    </style:style>
    <style:style style:name="ro43" style:family="table-row">
      <style:table-row-properties style:row-height="0.6839in" fo:break-before="auto" style:use-optimal-row-height="false"/>
    </style:style>
    <style:style style:name="ro44" style:family="table-row">
      <style:table-row-properties style:row-height="1.0047in" fo:break-before="auto" style:use-optimal-row-height="false"/>
    </style:style>
    <style:style style:name="ro45" style:family="table-row">
      <style:table-row-properties style:row-height="1.2126in" fo:break-before="auto" style:use-optimal-row-height="false"/>
    </style:style>
    <style:style style:name="ro46" style:family="table-row">
      <style:table-row-properties style:row-height="0.7665in" fo:break-before="auto" style:use-optimal-row-height="false"/>
    </style:style>
    <style:style style:name="ro47" style:family="table-row">
      <style:table-row-properties style:row-height="1.6783in" fo:break-before="auto" style:use-optimal-row-height="false"/>
    </style:style>
    <style:style style:name="ro48" style:family="table-row">
      <style:table-row-properties style:row-height="1.2744in" fo:break-before="auto" style:use-optimal-row-height="false"/>
    </style:style>
    <style:style style:name="ro49" style:family="table-row">
      <style:table-row-properties style:row-height="0.6008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8909in" fo:break-before="auto" style:use-optimal-row-height="false"/>
    </style:style>
    <style:style style:name="ro52" style:family="table-row">
      <style:table-row-properties style:row-height="0.9429in" fo:break-before="auto" style:use-optimal-row-height="false"/>
    </style:style>
    <style:style style:name="ro53" style:family="table-row">
      <style:table-row-properties style:row-height="0.798in" fo:break-before="auto" style:use-optimal-row-height="true"/>
    </style:style>
    <style:style style:name="ro54" style:family="table-row">
      <style:table-row-properties style:row-height="0.7146in" fo:break-before="auto" style:use-optimal-row-height="false"/>
    </style:style>
    <style:style style:name="ro55" style:family="table-row">
      <style:table-row-properties style:row-height="0.5902in" fo:break-before="auto" style:use-optimal-row-height="false"/>
    </style:style>
    <style:style style:name="ro56" style:family="table-row">
      <style:table-row-properties style:row-height="1.1398in" fo:break-before="auto" style:use-optimal-row-height="false"/>
    </style:style>
    <style:style style:name="ro57" style:family="table-row">
      <style:table-row-properties style:row-height="2.0417in" fo:break-before="auto" style:use-optimal-row-height="false"/>
    </style:style>
    <style:style style:name="ro58" style:family="table-row">
      <style:table-row-properties style:row-height="1.461in" fo:break-before="auto" style:use-optimal-row-height="false"/>
    </style:style>
    <style:style style:name="ro59" style:family="table-row">
      <style:table-row-properties style:row-height="1.5752in" fo:break-before="auto" style:use-optimal-row-height="false"/>
    </style:style>
    <style:style style:name="ro60" style:family="table-row">
      <style:table-row-properties style:row-height="1.6272in" fo:break-before="auto" style:use-optimal-row-height="false"/>
    </style:style>
    <style:style style:name="ro61" style:family="table-row">
      <style:table-row-properties style:row-height="1.1189in" fo:break-before="auto" style:use-optimal-row-height="false"/>
    </style:style>
    <style:style style:name="ro62" style:family="table-row">
      <style:table-row-properties style:row-height="1.8862in" fo:break-before="auto" style:use-optimal-row-height="false"/>
    </style:style>
    <style:style style:name="ro63" style:family="table-row">
      <style:table-row-properties style:row-height="1.5854in" fo:break-before="auto" style:use-optimal-row-height="false"/>
    </style:style>
    <style:style style:name="ro64" style:family="table-row">
      <style:table-row-properties style:row-height="1.15in" fo:break-before="auto" style:use-optimal-row-height="false"/>
    </style:style>
    <style:style style:name="ro65" style:family="table-row">
      <style:table-row-properties style:row-height="1.3055in" fo:break-before="auto" style:use-optimal-row-height="false"/>
    </style:style>
    <style:style style:name="ro66" style:family="table-row">
      <style:table-row-properties style:row-height="1.1811in" fo:break-before="auto" style:use-optimal-row-height="false"/>
    </style:style>
    <style:style style:name="ro67" style:family="table-row">
      <style:table-row-properties style:row-height="1.2437in" fo:break-before="auto" style:use-optimal-row-height="false"/>
    </style:style>
    <style:style style:name="ro68" style:family="table-row">
      <style:table-row-properties style:row-height="0.4866in" fo:break-before="auto" style:use-optimal-row-height="true"/>
    </style:style>
    <style:style style:name="ro6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71in solid #000000" fo:padding-bottom="0.0193in" fo:padding-left="0.0138in" fo:padding-right="0.0138in" fo:padding-top="0.0193in" style:vertical-align="middle"/>
    </style:style>
    <style:style style:name="ce1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vertical-align="middle"/>
      <style:text-properties fo:font-weight="normal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3" fo:font-size="10pt" fo:font-weight="bold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3" fo:font-size="10pt" fo:font-weight="normal"/>
    </style:style>
    <style:style style:name="ce3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33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41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42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5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5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6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63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64" style:family="table-cell" style:parent-style-name="Default">
      <style:text-properties style:font-name="Arial3" fo:font-size="10pt" fo:font-weight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font-name-asian="Lucida Sans Unicode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Arial" fo:language="en" fo:country="GB" style:font-name-asian="Tahoma" style:font-name-complex="Tahoma2"/>
    </style:style>
    <style:style style:name="T8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9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0" style:family="text">
      <style:text-properties style:font-name="Arial" style:font-name-asian="Lucida Sans Unicode" style:font-name-complex="Tahoma2"/>
    </style:style>
    <style:style style:name="T11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57.0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8.001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9.001</text:p>
          </table:table-cell>
          <table:table-cell table:style-name="ce10" office:value-type="string">
            <text:p>Edit Full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0.001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1.001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2.001</text:p>
          </table:table-cell>
          <table:table-cell table:style-name="ce11" office:value-type="string">
            <text:p>Delet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3.001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4.001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5.001</text:p>
          </table:table-cell>
          <table:table-cell table:style-name="ce11" office:value-type="string">
            <text:p>Preview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6.001</text:p>
          </table:table-cell>
          <table:table-cell table:style-name="ce11" office:value-type="string">
            <text:p>Syntax Hel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7.001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8.001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9.001</text:p>
          </table:table-cell>
          <table:table-cell table:style-name="ce11" office:value-type="string">
            <text:p>View Revi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0.001</text:p>
          </table:table-cell>
          <table:table-cell table:style-name="ce11" office:value-type="string">
            <text:p><text:span text:style-name="T3">Restore Versi</text:span>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1.001</text:p>
          </table:table-cell>
          <table:table-cell table:style-name="ce11" office:value-type="string">
            <text:p>Compare Ver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2.0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3.001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4.001</text:p>
          </table:table-cell>
          <table:table-cell table:style-name="ce11" office:value-type="string">
            <text:p>Setting Edit M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5.0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6.001</text:p>
          </table:table-cell>
          <table:table-cell table:style-name="ce11" office:value-type="string">
            <text:p>Navigation Tree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44" table:default-cell-style-name="Default"/>
        <table:table-row table:style-name="ro8">
          <table:table-cell table:style-name="ce16"/>
          <table:table-cell table:style-name="ce22" office:value-type="string">
            <text:p>TEST CASES</text:p>
          </table:table-cell>
          <table:table-cell table:style-name="ce28"/>
          <table:table-cell table:style-name="ce34" table:number-columns-repeated="2"/>
          <table:table-cell table:style-name="ce40"/>
          <table:table-cell table:style-name="ce15"/>
          <table:table-cell table:style-name="ce34"/>
          <table:table-cell table:style-name="ce51"/>
          <table:table-cell table:style-name="ce56"/>
          <table:table-cell table:style-name="ce57" office:value-type="string">
            <text:p>Passed</text:p>
          </table:table-cell>
          <table:table-cell table:style-name="ce57" table:formula="of:=COUNTIF([.L$7:.L$1028];[.$K1])" office:value-type="float" office:value="0">
            <text:p>0</text:p>
          </table:table-cell>
          <table:table-cell table:style-name="ce57" table:formula="of:=COUNTIF([.M$7:.M$1028];[.$K1])" office:value-type="float" office:value="0">
            <text:p>0</text:p>
          </table:table-cell>
          <table:table-cell table:style-name="ce57" table:formula="of:=COUNTIF([.N$7:.N$1028];[.$K1])" office:value-type="float" office:value="0">
            <text:p>0</text:p>
          </table:table-cell>
          <table:table-cell table:style-name="ce57" table:formula="of:=COUNTIF([.O$7:.O$1028];[.$K1])" office:value-type="float" office:value="0">
            <text:p>0</text:p>
          </table:table-cell>
          <table:table-cell table:style-name="ce62" table:number-columns-repeated="5"/>
          <table:table-cell table:style-name="ce63" table:number-columns-repeated="206"/>
          <table:table-cell table:number-columns-repeated="28"/>
        </table:table-row>
        <table:table-row table:style-name="ro8">
          <table:table-cell table:style-name="ce16"/>
          <table:table-cell table:style-name="ce23" table:number-columns-repeated="2"/>
          <table:table-cell table:style-name="ce34" table:number-columns-repeated="2"/>
          <table:table-cell table:style-name="ce40"/>
          <table:table-cell table:style-name="ce15"/>
          <table:table-cell table:style-name="ce34"/>
          <table:table-cell table:style-name="ce51"/>
          <table:table-cell table:style-name="ce57"/>
          <table:table-cell table:style-name="ce57" office:value-type="string">
            <text:p>Failed</text:p>
          </table:table-cell>
          <table:table-cell table:style-name="ce57" table:formula="of:=COUNTIF([.L$7:.L$1028];[.$K2])" office:value-type="float" office:value="0">
            <text:p>0</text:p>
          </table:table-cell>
          <table:table-cell table:style-name="ce57" table:formula="of:=COUNTIF([.M$7:.M$1028];[.$K2])" office:value-type="float" office:value="0">
            <text:p>0</text:p>
          </table:table-cell>
          <table:table-cell table:style-name="ce57" table:formula="of:=COUNTIF([.N$7:.N$1028];[.$K2])" office:value-type="float" office:value="0">
            <text:p>0</text:p>
          </table:table-cell>
          <table:table-cell table:style-name="ce57" table:formula="of:=COUNTIF([.O$7:.O$1028];[.$K2])" office:value-type="float" office:value="0">
            <text:p>0</text:p>
          </table:table-cell>
          <table:table-cell table:style-name="ce57" table:number-columns-repeated="2"/>
          <table:table-cell table:style-name="ce15"/>
          <table:table-cell table:style-name="ce62" table:number-columns-repeated="2"/>
          <table:table-cell table:style-name="ce63" table:number-columns-repeated="206"/>
          <table:table-cell table:number-columns-repeated="28"/>
        </table:table-row>
        <table:table-row table:style-name="ro3">
          <table:table-cell table:style-name="ce16"/>
          <table:table-cell table:style-name="ce24" office:value-type="string">
            <text:p>Function List<text:span text:style-name="T4">:</text:span></text:p>
          </table:table-cell>
          <table:table-cell table:style-name="ce29" office:value-type="string" table:number-columns-spanned="3" table:number-rows-spanned="1">
            <text:p>All main Actions in Forum, Answer and FAQ porlet</text:p>
          </table:table-cell>
          <table:covered-table-cell table:style-name="ce15"/>
          <table:covered-table-cell table:style-name="ce15"/>
          <table:table-cell table:style-name="ce40"/>
          <table:table-cell table:style-name="ce15"/>
          <table:table-cell table:style-name="ce48"/>
          <table:table-cell table:style-name="ce52"/>
          <table:table-cell table:style-name="ce57"/>
          <table:table-cell table:style-name="ce57" office:value-type="string">
            <text:p>Blocked</text:p>
          </table:table-cell>
          <table:table-cell table:style-name="ce57" table:formula="of:=COUNTIF([.L$7:.L$1028];[.$K3])" office:value-type="float" office:value="0">
            <text:p>0</text:p>
          </table:table-cell>
          <table:table-cell table:style-name="ce57" table:formula="of:=COUNTIF([.M$7:.M$1028];[.$K3])" office:value-type="float" office:value="0">
            <text:p>0</text:p>
          </table:table-cell>
          <table:table-cell table:style-name="ce57" table:formula="of:=COUNTIF([.N$7:.N$1028];[.$K3])" office:value-type="float" office:value="0">
            <text:p>0</text:p>
          </table:table-cell>
          <table:table-cell table:style-name="ce57" table:formula="of:=COUNTIF([.O$7:.O$1028];[.$K3])" office:value-type="float" office:value="0">
            <text:p>0</text:p>
          </table:table-cell>
          <table:table-cell table:style-name="ce57" table:number-columns-repeated="2"/>
          <table:table-cell table:style-name="ce15"/>
          <table:table-cell table:style-name="ce62" table:number-columns-repeated="2"/>
          <table:table-cell table:style-name="ce63" table:number-columns-repeated="206"/>
          <table:table-cell table:number-columns-repeated="28"/>
        </table:table-row>
        <table:table-row table:style-name="ro9">
          <table:table-cell table:style-name="ce16"/>
          <table:table-cell table:style-name="ce24" office:value-type="string">
            <text:p>Total main cases:</text:p>
          </table:table-cell>
          <table:table-cell table:style-name="ce30" table:formula="of:=MAX([.A7:.A1123])" office:value-type="float" office:value="76" table:number-columns-spanned="3" table:number-rows-spanned="1">
            <text:p>76</text:p>
          </table:table-cell>
          <table:covered-table-cell table:style-name="ce35"/>
          <table:covered-table-cell table:style-name="ce35"/>
          <table:table-cell table:style-name="ce40"/>
          <table:table-cell table:style-name="ce15"/>
          <table:table-cell table:style-name="ce48"/>
          <table:table-cell table:style-name="ce52"/>
          <table:table-cell table:style-name="ce57"/>
          <table:table-cell table:style-name="ce58" office:value-type="string">
            <text:p>Untested</text:p>
          </table:table-cell>
          <table:table-cell table:style-name="ce57" table:formula="of:=COUNTIF([.L$7:.L$1028];[.$K4])" office:value-type="float" office:value="0">
            <text:p>0</text:p>
          </table:table-cell>
          <table:table-cell table:style-name="ce57" table:formula="of:=COUNTIF([.M$7:.M$1028];[.$K4])" office:value-type="float" office:value="0">
            <text:p>0</text:p>
          </table:table-cell>
          <table:table-cell table:style-name="ce57" table:formula="of:=COUNTIF([.N$7:.N$1028];[.$K4])" office:value-type="float" office:value="0">
            <text:p>0</text:p>
          </table:table-cell>
          <table:table-cell table:style-name="ce57" table:formula="of:=COUNTIF([.O$7:.O$1028];[.$K4])" office:value-type="float" office:value="0">
            <text:p>0</text:p>
          </table:table-cell>
          <table:table-cell table:style-name="ce57" table:number-columns-repeated="2"/>
          <table:table-cell table:style-name="ce15"/>
          <table:table-cell table:style-name="ce62" table:number-columns-repeated="2"/>
          <table:table-cell table:style-name="ce63" table:number-columns-repeated="206"/>
          <table:table-cell table:number-columns-repeated="28"/>
        </table:table-row>
        <table:table-row table:style-name="ro8">
          <table:table-cell table:style-name="ce16"/>
          <table:table-cell table:style-name="ce25"/>
          <table:table-cell table:style-name="ce31"/>
          <table:table-cell table:style-name="ce36" table:number-columns-repeated="2"/>
          <table:table-cell table:style-name="ce41"/>
          <table:table-cell table:style-name="ce36" table:number-columns-repeated="2"/>
          <table:table-cell table:style-name="ce53"/>
          <table:table-cell table:style-name="ce58"/>
          <table:table-cell table:style-name="ce15" office:value-type="string">
            <text:p>N/A</text:p>
          </table:table-cell>
          <table:table-cell table:style-name="ce57" table:formula="of:=COUNTIF([.L$7:.L$1028];[.$K5])" office:value-type="float" office:value="0">
            <text:p>0</text:p>
          </table:table-cell>
          <table:table-cell table:style-name="ce57" table:formula="of:=COUNTIF([.M$7:.M$1028];[.$K5])" office:value-type="float" office:value="0">
            <text:p>0</text:p>
          </table:table-cell>
          <table:table-cell table:style-name="ce57" table:formula="of:=COUNTIF([.N$7:.N$1028];[.$K5])" office:value-type="float" office:value="0">
            <text:p>0</text:p>
          </table:table-cell>
          <table:table-cell table:style-name="ce57" table:formula="of:=COUNTIF([.O$7:.O$1028];[.$K5])" office:value-type="float" office:value="0">
            <text:p>0</text:p>
          </table:table-cell>
          <table:table-cell table:style-name="ce57" table:number-columns-repeated="2"/>
          <table:table-cell table:style-name="ce15"/>
          <table:table-cell table:style-name="ce36" table:number-columns-repeated="2"/>
          <table:table-cell table:style-name="ce64" table:number-columns-repeated="206"/>
          <table:table-cell table:number-columns-repeated="28"/>
        </table:table-row>
        <table:table-row table:style-name="ro2">
          <table:table-cell table:style-name="ce17" office:value-type="string">
            <text:p>Case No</text:p>
          </table:table-cell>
          <table:table-cell table:style-name="ce26" office:value-type="string">
            <text:p>Related function</text:p>
          </table:table-cell>
          <table:table-cell table:style-name="ce32" office:value-type="string">
            <text:p>Case ID</text:p>
          </table:table-cell>
          <table:table-cell table:style-name="ce32" office:value-type="string">
            <text:p>Path</text:p>
          </table:table-cell>
          <table:table-cell table:style-name="ce32" office:value-type="string">
            <text:p>Case Name</text:p>
          </table:table-cell>
          <table:table-cell table:style-name="ce42" office:value-type="string">
            <text:p>Description</text:p>
          </table:table-cell>
          <table:table-cell table:style-name="ce32" office:value-type="string">
            <text:p>Step</text:p>
          </table:table-cell>
          <table:table-cell table:style-name="ce32" office:value-type="string">
            <text:p>Expected Result</text:p>
          </table:table-cell>
          <table:table-cell table:style-name="ce54" office:value-type="string">
            <text:p>Priority</text:p>
          </table:table-cell>
          <table:table-cell table:style-name="ce32" office:value-type="string">
            <text:p>Affect</text:p>
          </table:table-cell>
          <table:table-cell table:style-name="ce60" office:value-type="string">
            <text:p>Tester</text:p>
          </table:table-cell>
          <table:table-cell table:style-name="ce60"/>
          <table:table-cell table:style-name="ce61" table:number-columns-repeated="3"/>
          <table:table-cell table:style-name="ce60" office:value-type="string">
            <text:p>JIRA issue</text:p>
          </table:table-cell>
          <table:table-cell table:style-name="ce60" office:value-type="string">
            <text:p>Comment</text:p>
          </table:table-cell>
          <table:table-cell table:style-name="ce61" table:number-columns-repeated="3"/>
          <table:table-cell table:style-name="ce65" table:number-columns-repeated="234"/>
        </table:table-row>
        <table:table-row table:style-name="ro10">
          <table:table-cell table:style-name="ce18" office:value-type="float" office:value="1">
            <text:p>001</text:p>
          </table:table-cell>
          <table:table-cell table:style-name="ce27" office:value-type="string">
            <text:p>SNF_KS_01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38" table:content-validation-name="val1" office:value-type="string">
            <text:p>Step 1: Add/Edit/Move/Delete category</text:p>
          </table:table-cell>
          <table:table-cell table:style-name="ce38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38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1">
          <table:table-cell table:style-name="ce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27" office:value-type="string">
            <text:p>SNF_KS_02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38" table:content-validation-name="val1" office:value-type="string">
            <text:p>Step 1: Create categories after drag and drop them</text:p>
          </table:table-cell>
          <table:table-cell table:style-name="ce38" office:value-type="string">
            <text:p>- Create some categories </text:p>
            <text:p>- Drag and drop a category into another category</text:p>
          </table:table-cell>
          <table:table-cell table:style-name="ce38" office:value-type="string">
            <text:p>Category is dragged and dropped successfully to selected category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2">
          <table:table-cell table:style-name="ce19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27" office:value-type="string">
            <text:p>SNF_KS_03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38" table:content-validation-name="val1" office:value-type="string">
            <text:p>Step 1: Create categories after export and import them</text:p>
          </table:table-cell>
          <table:table-cell table:style-name="ce38" office:value-type="string">
            <text:p>Export one category and then import this category to the Answer</text:p>
          </table:table-cell>
          <table:table-cell table:style-name="ce38" office:value-type="string">
            <text:p>Category and its questions are exported/imported successfully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3">
          <table:table-cell table:style-name="ce19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27" office:value-type="string">
            <text:p>SNF_KS_04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38" table:content-validation-name="val1" office:value-type="string">
            <text:p>Step 1: Create category after watch and unwatch them</text:p>
          </table:table-cell>
          <table:table-cell table:style-name="ce38" office:value-type="string">
            <text:p>- Watch/Unwatch a category by right click</text:p>
            <text:p/>
          </table:table-cell>
          <table:table-cell table:style-name="ce38" office:value-type="string">
            <text:p>Category is watched/unwatched successfully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4">
          <table:table-cell table:style-name="ce19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27" office:value-type="string">
            <text:p>SNF_KS_05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38" table:content-validation-name="val1" office:value-type="string">
            <text:p>Step 1: Manage watch</text:p>
          </table:table-cell>
          <table:table-cell table:style-name="ce38" office:value-type="string">
            <text:p>- Watch a category</text:p>
            <text:p>- <text:s/>Add/Edit/Remove watch from Manage watch form</text:p>
          </table:table-cell>
          <table:table-cell table:style-name="ce38" office:value-type="string">
            <text:p>Email address is added/edited/deleted successful in Manage watch form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5">
          <table:table-cell table:style-name="ce19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27" office:value-type="string">
            <text:p>SNF_KS_06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38" table:content-validation-name="val1" office:value-type="string">
            <text:p>Step 1: Get RSS of category</text:p>
          </table:table-cell>
          <table:table-cell table:style-name="ce38" office:value-type="string">
            <text:p>- Open a category</text:p>
            <text:p>- Select “RSS” on main menu or right click menu</text:p>
          </table:table-cell>
          <table:table-cell table:style-name="ce38" office:value-type="string">
            <text:p>Category and questions inside is displayed in RSS feed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6">
          <table:table-cell table:style-name="ce19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27" office:value-type="string">
            <text:p>SNF_KS_07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38" table:content-validation-name="val1" office:value-type="string">
            <text:p>Step 1: Add/Edit/Move/Delete <text:s/>Question</text:p>
          </table:table-cell>
          <table:table-cell table:style-name="ce38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38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7">
          <table:table-cell table:style-name="ce19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27" office:value-type="string">
            <text:p>SNF_KS_08</text:p>
          </table:table-cell>
          <table:table-cell table:style-name="ce33" office:value-type="float" office:value="1">
            <text:p>001</text:p>
          </table:table-cell>
          <table:table-cell table:style-name="ce37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38" table:content-validation-name="val1" office:value-type="string">
            <text:p>Step 1: Vote Question</text:p>
          </table:table-cell>
          <table:table-cell table:style-name="ce38" office:value-type="string">
            <text:p>- Open a question</text:p>
            <text:p>- Vote Question by select number of star</text:p>
          </table:table-cell>
          <table:table-cell table:style-name="ce38" office:value-type="string">
            <text:p>- Question is voted successful.</text:p>
            <text:p>The number of stars are selected set yellow.</text:p>
            <text:p/>
          </table:table-cell>
          <table:table-cell table:style-name="ce14" office:value-type="string">
            <text:p>Low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19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27" office:value-type="string">
            <text:p>SNF_KS_0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38" table:content-validation-name="val1" office:value-type="string">
            <text:p>Step 1: Discuss Question</text:p>
          </table:table-cell>
          <table:table-cell table:style-name="ce38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38" office:value-type="string">
            <text:p>Discuss question in forum is successful</text:p>
            <text:p>The question become a topic in the selected forum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19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27" office:value-type="string">
            <text:p>SNF_KS_1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43" table:content-validation-name="val1" office:value-type="string">
            <text:p>Step 1: Print Question</text:p>
          </table:table-cell>
          <table:table-cell table:style-name="ce38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38" office:value-type="string">
            <text:p>Question content is shown in print preview form</text:p>
          </table:table-cell>
          <table:table-cell table:style-name="ce14" office:value-type="string">
            <text:p>Low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19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27" office:value-type="string">
            <text:p>SNF_KS_1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38" table:content-validation-name="val1" office:value-type="string">
            <text:p>Step 1: Send Question</text:p>
          </table:table-cell>
          <table:table-cell table:style-name="ce38" office:value-type="string">
            <text:p>- Right click on question and send question</text:p>
            <text:p>- Check mail Inbox to see question content, question link</text:p>
          </table:table-cell>
          <table:table-cell table:style-name="ce38" office:value-type="string">
            <text:p>- Mail is sent successful to email address</text:p>
            <text:p>- Content of mail includes Question content &amp; Question link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19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27" office:value-type="string">
            <text:p>SNF_KS_1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43" table:content-validation-name="val1" office:value-type="string">
            <text:p>Step 1: Manage <text:s/>Question</text:p>
          </table:table-cell>
          <table:table-cell table:style-name="ce38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38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2">
          <table:table-cell table:style-name="ce19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27" office:value-type="string">
            <text:p>SNF_KS_1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38" table:content-validation-name="val1" office:value-type="string">
            <text:p>Step 1: Add/Edit/Delete Answer</text:p>
          </table:table-cell>
          <table:table-cell table:style-name="ce38" office:value-type="string">
            <text:p>- Add answers in question</text:p>
            <text:p>- Edit/delete answers</text:p>
            <text:p/>
            <text:p/>
          </table:table-cell>
          <table:table-cell table:style-name="ce38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3">
          <table:table-cell table:style-name="ce19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27" office:value-type="string">
            <text:p>SNF_KS_1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38" table:content-validation-name="val1" office:value-type="string">
            <text:p>Step 1: Rate and Sort Answer</text:p>
          </table:table-cell>
          <table:table-cell table:style-name="ce38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38" office:value-type="string">
            <text:p>- Answer is rated with index </text:p>
            <text:p>- Answer is sorted by ascending/descending 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4">
          <table:table-cell table:style-name="ce19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27" office:value-type="string">
            <text:p>SNF_KS_1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43" table:content-validation-name="val1" office:value-type="string">
            <text:p>Step 1: Active and Approve Answer</text:p>
          </table:table-cell>
          <table:table-cell table:style-name="ce38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8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19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27" office:value-type="string">
            <text:p>SNF_KS_1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8" table:content-validation-name="val1" office:value-type="string">
            <text:p>Step 1: Add/Edit/Delete/ Promote comment</text:p>
          </table:table-cell>
          <table:table-cell table:style-name="ce38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38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5">
          <table:table-cell table:style-name="ce19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27" office:value-type="string">
            <text:p>SNF_KS_1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38" table:content-validation-name="val1" office:value-type="string">
            <text:p>Step 1: Quick Search</text:p>
          </table:table-cell>
          <table:table-cell table:style-name="ce38" office:value-type="string">
            <text:p>- Enter a search keyword</text:p>
            <text:p>- Check quick search icon</text:p>
            <text:p/>
          </table:table-cell>
          <table:table-cell table:style-name="ce38" office:value-type="string">
            <text:p>Return search result with items matched key word search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19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27" office:value-type="string">
            <text:p>SNF_KS_1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38" table:content-validation-name="val1" office:value-type="string">
            <text:p>Step 1: Advanced Search</text:p>
          </table:table-cell>
          <table:table-cell table:style-name="ce38" office:value-type="string">
            <text:p>- Open Advanced Search form</text:p>
            <text:p>- Check advanced search in case search in entry, category and both.</text:p>
          </table:table-cell>
          <table:table-cell table:style-name="ce38" office:value-type="string">
            <text:p>Return search result with items matched key word and conditions search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7">
          <table:table-cell table:style-name="ce19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27" office:value-type="string">
            <text:p>SNF_KS_1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38" table:content-validation-name="val1" office:value-type="string">
            <text:p>Step 1: View Profile</text:p>
          </table:table-cell>
          <table:table-cell table:style-name="ce38" office:value-type="string">
            <text:p>- Click on full name of user below avatar </text:p>
          </table:table-cell>
          <table:table-cell table:style-name="ce38" office:value-type="string">
            <text:p>Profile of user is shown properties</text:p>
          </table:table-cell>
          <table:table-cell table:style-name="ce14" office:value-type="string">
            <text:p>Low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8">
          <table:table-cell table:style-name="ce19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27" office:value-type="string">
            <text:p>SNF_KS_2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43" table:content-validation-name="val1" office:value-type="string">
            <text:p>Step 1: User setting</text:p>
          </table:table-cell>
          <table:table-cell table:style-name="ce38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38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4" office:value-type="string">
            <text:p>Low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19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27" office:value-type="string">
            <text:p>SNF_KS_2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8" table:content-validation-name="val1" office:value-type="string">
            <text:p>Step 1: Setting porlet from edit mode</text:p>
          </table:table-cell>
          <table:table-cell table:style-name="ce38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8" office:value-type="string">
            <text:p>Setting porlet is successful with properties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3">
          <table:table-cell table:style-name="ce19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27" office:value-type="string">
            <text:p>SNF_KS_2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38" table:content-validation-name="val1" office:value-type="string">
            <text:p>Step 1: Add/Edit/Delete category</text:p>
          </table:table-cell>
          <table:table-cell table:style-name="ce38" office:value-type="string">
            <text:p>- Add category</text:p>
            <text:p>- Edit category</text:p>
            <text:p>- Delete category</text:p>
          </table:table-cell>
          <table:table-cell table:style-name="ce38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19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27" office:value-type="string">
            <text:p>SNF_KS_2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38" table:content-validation-name="val1" office:value-type="string">
            <text:p>Step 1: Create categories/forums after drag and drop them</text:p>
          </table:table-cell>
          <table:table-cell table:style-name="ce38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38" office:value-type="string">
            <text:p>Category/Forum is import/export successful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0">
          <table:table-cell table:style-name="ce19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27" office:value-type="string">
            <text:p>SNF_KS_2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38" table:content-validation-name="val1" office:value-type="string">
            <text:p>Step 1: Manage Forum </text:p>
          </table:table-cell>
          <table:table-cell table:style-name="ce38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38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1">
          <table:table-cell table:style-name="ce19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27" office:value-type="string">
            <text:p>SNF_KS_2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38" table:content-validation-name="val1" office:value-type="string">
            <text:p>Step 1: Add/Edit/Move/Delete <text:s/>Forum</text:p>
          </table:table-cell>
          <table:table-cell table:style-name="ce38" office:value-type="string">
            <text:p>- Add forum</text:p>
            <text:p>- Edit forum</text:p>
            <text:p>- Delete forum</text:p>
            <text:p>- Move forum</text:p>
          </table:table-cell>
          <table:table-cell table:style-name="ce38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2">
          <table:table-cell table:style-name="ce19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27" office:value-type="string">
            <text:p>SNF_KS_2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38" table:content-validation-name="val1" office:value-type="string">
            <text:p>Step 1: Lock/Unlock/Open/ Close Forum</text:p>
          </table:table-cell>
          <table:table-cell table:style-name="ce38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38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3">
          <table:table-cell table:style-name="ce19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27" office:value-type="string">
            <text:p>SNF_KS_2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38" table:content-validation-name="val1" office:value-type="string">
            <text:p>Step 1: Manage Topic inside Forum</text:p>
          </table:table-cell>
          <table:table-cell table:style-name="ce38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38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19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27" office:value-type="string">
            <text:p>SNF_KS_2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38" table:content-validation-name="val1" office:value-type="string">
            <text:p>Step 1: Add/Edit/Move/Delete <text:s/>Topic</text:p>
          </table:table-cell>
          <table:table-cell table:style-name="ce38" office:value-type="string">
            <text:p>- Add topic</text:p>
            <text:p>- Edit topic</text:p>
            <text:p>- Delete topic</text:p>
            <text:p>- Move topic</text:p>
          </table:table-cell>
          <table:table-cell table:style-name="ce38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5">
          <table:table-cell table:style-name="ce19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27" office:value-type="string">
            <text:p>SNF_KS_2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38" table:content-validation-name="val1" office:value-type="string">
            <text:p>Step 1: Lock/Unlock/Open/ Close/Stick/split Topic</text:p>
          </table:table-cell>
          <table:table-cell table:style-name="ce38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38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19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27" office:value-type="string">
            <text:p>SNF_KS_3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43" table:content-validation-name="val1" office:value-type="string">
            <text:p>Step 1: Manage tag on Topic</text:p>
          </table:table-cell>
          <table:table-cell table:style-name="ce45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45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6">
          <table:table-cell table:style-name="ce19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27" office:value-type="string">
            <text:p>SNF_KS_3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38" table:content-validation-name="val1" office:value-type="string">
            <text:p>Step 1: Rate Topic</text:p>
          </table:table-cell>
          <table:table-cell table:style-name="ce45" office:value-type="string">
            <text:p>- Rate a topic</text:p>
            <text:p/>
          </table:table-cell>
          <table:table-cell table:style-name="ce45" office:value-type="string">
            <text:p>Topic is rated successfully. The number of stars are selected set yellow.</text:p>
            <text:p><text:span text:style-name="T10"/></text:p>
          </table:table-cell>
          <table:table-cell table:style-name="ce14" office:value-type="string">
            <text:p>Low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19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27" office:value-type="string">
            <text:p>SNF_KS_3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43" table:content-validation-name="val1" office:value-type="string">
            <text:p>Step 1: Add/Edit/Remove/ Close/Reopen poll</text:p>
          </table:table-cell>
          <table:table-cell table:style-name="ce38" office:value-type="string">
            <text:p>- Add/edit poll</text:p>
            <text:p>- Close/Reopen Poll</text:p>
            <text:p>- Remove poll</text:p>
          </table:table-cell>
          <table:table-cell table:style-name="ce38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8">
          <table:table-cell table:style-name="ce19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27" office:value-type="string">
            <text:p>SNF_KS_3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38" table:content-validation-name="val1" office:value-type="string">
            <text:p>Step 1: Add/Edit/Delete post</text:p>
          </table:table-cell>
          <table:table-cell table:style-name="ce38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38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9">
          <table:table-cell table:style-name="ce19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27" office:value-type="string">
            <text:p>SNF_KS_3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38" table:content-validation-name="val1" office:value-type="string">
            <text:p>Step 1: Move/Delete/Show/ Hide/Approve post</text:p>
          </table:table-cell>
          <table:table-cell table:style-name="ce38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38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19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27" office:value-type="string">
            <text:p>SNF_KS_3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38" table:content-validation-name="val1" office:value-type="string">
            <text:p>Step 1: View category/forum/topic</text:p>
          </table:table-cell>
          <table:table-cell table:style-name="ce38" office:value-type="string">
            <text:p>- View category/forum/topic </text:p>
            <text:p>- View attachment in topic</text:p>
          </table:table-cell>
          <table:table-cell table:style-name="ce38" office:value-type="string">
            <text:p>Properties of category/forum/ topic is shown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7">
          <table:table-cell table:style-name="ce19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27" office:value-type="string">
            <text:p>SNF_KS_3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38" table:content-validation-name="val1" office:value-type="string">
            <text:p>Step 1: Quick Search</text:p>
          </table:table-cell>
          <table:table-cell table:style-name="ce38" office:value-type="string">
            <text:p>- Search by keyword matching with category/forum/topic/post</text:p>
            <text:p/>
            <text:p/>
          </table:table-cell>
          <table:table-cell table:style-name="ce38" office:value-type="string">
            <text:p>Return search result with category/forum/topic/post matched key word search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19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27" office:value-type="string">
            <text:p>SNF_KS_3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38" table:content-validation-name="val1" office:value-type="string">
            <text:p>Step 1: Advanced Search</text:p>
          </table:table-cell>
          <table:table-cell table:style-name="ce38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8" office:value-type="string">
            <text:p>Return search result with category/forum/topic/post matched key word and conditions search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2">
          <table:table-cell table:style-name="ce19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27" office:value-type="string">
            <text:p>SNF_KS_3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38" table:content-validation-name="val1" office:value-type="string">
            <text:p>Step 1: Check Permalink</text:p>
          </table:table-cell>
          <table:table-cell table:style-name="ce38" office:value-type="string">
            <text:p>Go to current page by permalink</text:p>
          </table:table-cell>
          <table:table-cell table:style-name="ce38" office:value-type="string">
            <text:p>Permalink link of current page is shown in new tab/window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3">
          <table:table-cell table:style-name="ce19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27" office:value-type="string">
            <text:p>SNF_KS_3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38" table:content-validation-name="val1" office:value-type="string">
            <text:p>Step 1: Get RSS </text:p>
          </table:table-cell>
          <table:table-cell table:style-name="ce38" office:value-type="string">
            <text:p>Get RSS feed of category/forum/topic</text:p>
          </table:table-cell>
          <table:table-cell table:style-name="ce38" office:value-type="string">
            <text:p>RSS feed of category/forum/topic is shown properties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4">
          <table:table-cell table:style-name="ce19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27" office:value-type="string">
            <text:p>SNF_KS_4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38" table:content-validation-name="val1" office:value-type="string">
            <text:p>Step 1: Check Breadcrumbs</text:p>
          </table:table-cell>
          <table:table-cell table:style-name="ce38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38" office:value-type="string">
            <text:p>Selected category/forum/ topic/post is shown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5">
          <table:table-cell table:style-name="ce19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27" office:value-type="string">
            <text:p>SNF_KS_4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38" table:content-validation-name="val1" office:value-type="string">
            <text:p>Step 1: Compose/ Reply/Forward message</text:p>
          </table:table-cell>
          <table:table-cell table:style-name="ce38" office:value-type="string">
            <text:p>-Compose/reply/forward message</text:p>
            <text:p>- Check inbox, sent box</text:p>
            <text:p>- Delete message</text:p>
          </table:table-cell>
          <table:table-cell table:style-name="ce38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19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27" office:value-type="string">
            <text:p>SNF_KS_4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8" table:content-validation-name="val1" office:value-type="string">
            <text:p>Step 1: Bookmark Category/Forum/ Topic</text:p>
          </table:table-cell>
          <table:table-cell table:style-name="ce38" office:value-type="string">
            <text:p>- Bookmark Category/Forum/Topic</text:p>
          </table:table-cell>
          <table:table-cell table:style-name="ce38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6">
          <table:table-cell table:style-name="ce19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27" office:value-type="string">
            <text:p>SNF_KS_4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38" table:content-validation-name="val1" office:value-type="string">
            <text:p>Step 1: Watch and Unwatch</text:p>
          </table:table-cell>
          <table:table-cell table:style-name="ce38" office:value-type="string">
            <text:p>Watch&amp;Unwatch specify category/forum/topic</text:p>
          </table:table-cell>
          <table:table-cell table:style-name="ce38" office:value-type="string">
            <text:p>Category/forum/topic is watch &amp; unwatch successfully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7">
          <table:table-cell table:style-name="ce19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27" office:value-type="string">
            <text:p>SNF_KS_4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38" table:content-validation-name="val1" office:value-type="string">
            <text:p>Step 1: User Setting</text:p>
          </table:table-cell>
          <table:table-cell table:style-name="ce38" office:value-type="string">
            <text:p>- Change profile information</text:p>
            <text:p>- Change forum settings</text:p>
            <text:p>- Manage my subscription</text:p>
          </table:table-cell>
          <table:table-cell table:style-name="ce38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8">
          <table:table-cell table:style-name="ce19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27" office:value-type="string">
            <text:p>SNF_KS_4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43" table:content-validation-name="val1" office:value-type="string">
            <text:p>Step 1: Mange users</text:p>
          </table:table-cell>
          <table:table-cell table:style-name="ce38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38" office:value-type="string">
            <text:p>User information is updated successfully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49">
          <table:table-cell table:style-name="ce19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27" office:value-type="string">
            <text:p>SNF_KS_4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38" table:content-validation-name="val1" office:value-type="string">
            <text:p>Step 1: Sort setting</text:p>
          </table:table-cell>
          <table:table-cell table:style-name="ce38" office:value-type="string">
            <text:p>- Define forum setting</text:p>
            <text:p/>
          </table:table-cell>
          <table:table-cell table:style-name="ce38" office:value-type="string">
            <text:p>Setting forum is successful with properties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0">
          <table:table-cell table:style-name="ce19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27" office:value-type="string">
            <text:p>SNF_KS_4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38" table:content-validation-name="val1" office:value-type="string">
            <text:p>Step 1: Censor keyword</text:p>
          </table:table-cell>
          <table:table-cell table:style-name="ce38" office:value-type="string">
            <text:p>- Click on Administration menu and select “Censored keyword”</text:p>
            <text:p>- Input censored keyword and save</text:p>
          </table:table-cell>
          <table:table-cell table:style-name="ce38" office:value-type="string">
            <text:p>- Censored keyword is saved successful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1">
          <table:table-cell table:style-name="ce19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27" office:value-type="string">
            <text:p>SNF_KS_4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38" table:content-validation-name="val1" office:value-type="string">
            <text:p>Step 1: Notification</text:p>
          </table:table-cell>
          <table:table-cell table:style-name="ce38" office:value-type="string">
            <text:p>- Click on Administration menu and select “Notification”</text:p>
            <text:p>- Input content for notify and save </text:p>
          </table:table-cell>
          <table:table-cell table:style-name="ce38" office:value-type="string">
            <text:p>Notification is saved successfully with properties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2">
          <table:table-cell table:style-name="ce19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27" office:value-type="string">
            <text:p>SNF_KS_4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38" table:content-validation-name="val1" office:value-type="string">
            <text:p>Step 1: Add/Edit/Delete BBC</text:p>
          </table:table-cell>
          <table:table-cell table:style-name="ce38" office:value-type="string">
            <text:p>- click on Administration menu and select “BB Code”</text:p>
            <text:p>- Add/edit/Delete BB code</text:p>
          </table:table-cell>
          <table:table-cell table:style-name="ce38" office:value-type="string">
            <text:p>BB code is added/edited/ deleted successful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19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27" office:value-type="string">
            <text:p>SNF_KS_5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43" table:content-validation-name="val1" office:value-type="string">
            <text:p>Step 1: Setting prune and run</text:p>
          </table:table-cell>
          <table:table-cell table:style-name="ce38" office:value-type="string">
            <text:p>- Click on Administration menu and select “Pruning” </text:p>
            <text:p>- Setting Prune for forums and run</text:p>
          </table:table-cell>
          <table:table-cell table:style-name="ce38" office:value-type="string">
            <text:p>- Auto-Prune is done</text:p>
            <text:p>- The prune topic is inactive and invisible with normal users</text:p>
            <text:p/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19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27" office:value-type="string">
            <text:p>SNF_KS_5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43" table:content-validation-name="val1" office:value-type="string">
            <text:p>Step 1: Add/Edit/Delete Topic type</text:p>
          </table:table-cell>
          <table:table-cell table:style-name="ce38" office:value-type="string">
            <text:p>- Click on Administration menu and select “Topic Types”</text:p>
            <text:p>- Add/edit/delete topic type</text:p>
          </table:table-cell>
          <table:table-cell table:style-name="ce38" office:value-type="string">
            <text:p>Topic type is added new/edited/deleted successfully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19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27" office:value-type="string">
            <text:p>SNF_KS_5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38" table:content-validation-name="val1" office:value-type="string">
            <text:p>Step 1: Add Ban IP</text:p>
          </table:table-cell>
          <table:table-cell table:style-name="ce38" office:value-type="string">
            <text:p>- click on Administration menu and select “Ban IP”</text:p>
            <text:p>- Add IP into list and click on “Add” </text:p>
          </table:table-cell>
          <table:table-cell table:style-name="ce38" office:value-type="string">
            <text:p>Ban IP is added successfully to list</text:p>
            <text:p>Ban IP user can not add post/create topic</text:p>
            <text:p/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19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27" office:value-type="string">
            <text:p>SNF_KS_5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43" table:content-validation-name="val1" office:value-type="string">
            <text:p>Step 1: Setting Forum porlet from edit mode</text:p>
          </table:table-cell>
          <table:table-cell table:style-name="ce38" office:value-type="string">
            <text:p>- Show/hide category</text:p>
            <text:p>- enable/disable panel</text:p>
            <text:p>- Use/not use ajax</text:p>
          </table:table-cell>
          <table:table-cell table:style-name="ce38" office:value-type="string">
            <text:p>Setting porlet is successful with properties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4">
          <table:table-cell table:style-name="ce19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27" office:value-type="string">
            <text:p>SNF_KS_5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38" table:content-validation-name="val1" office:value-type="string">
            <text:p>Step 1: Browse Category and sub category</text:p>
          </table:table-cell>
          <table:table-cell table:style-name="ce38" office:value-type="string">
            <text:p>Browse Category/Sub-category by click on category name</text:p>
          </table:table-cell>
          <table:table-cell table:style-name="ce38" office:value-type="string">
            <text:p>Category is viewed and Question in this category is displayed in lis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5">
          <table:table-cell table:style-name="ce19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27" office:value-type="string">
            <text:p>SNF_KS_5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38" table:content-validation-name="val1" office:value-type="string">
            <text:p>Step 1: View question <text:s/>on FAQ porlet</text:p>
          </table:table-cell>
          <table:table-cell table:style-name="ce38" office:value-type="string">
            <text:p>View question by click on Question's title</text:p>
          </table:table-cell>
          <table:table-cell table:style-name="ce38" office:value-type="string">
            <text:p>Question and Answers in question are displayed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19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27" office:value-type="string">
            <text:p>SNF_KS_5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43" table:content-validation-name="val1" office:value-type="string">
            <text:p>Step 1: Setting FAQ porlet form edit mode</text:p>
          </table:table-cell>
          <table:table-cell table:style-name="ce38" office:value-type="string">
            <text:p>- Show/hide category</text:p>
            <text:p>- Edit template of FAQ porlet</text:p>
            <text:p>- Use/not use ajax</text:p>
          </table:table-cell>
          <table:table-cell table:style-name="ce38" office:value-type="string">
            <text:p>- Edit template is successful</text:p>
            <text:p>- Selected category is shown/hide in pag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19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27" office:value-type="string">
            <text:p>SNF_KS_5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Create Page with Plain Text Editor</text:p>
          </table:table-cell>
          <table:table-cell table:style-name="ce39" office:value-type="string">
            <text:p>Create Page with Plain Text Editor</text:p>
          </table:table-cell>
          <table:table-cell table:style-name="ce43" table:content-validation-name="val1" office:value-type="string">
            <text:p>Step 1: Create Page with Plained Text Editor</text:p>
          </table:table-cell>
          <table:table-cell table:style-name="ce46" office:value-type="string">
            <text:p>- Go to wiki porlet</text:p>
            <text:p>- Click on <text:span text:style-name="T5">Add</text:span><text:span text:style-name="T6"> icon in toolbar action</text:span></text:p>
            <text:p><text:span text:style-name="T6">- Input data valid for Title page and Page's content</text:span></text:p>
            <text:p><text:span text:style-name="T6">- then click on </text:span><text:span text:style-name="T5">Save </text:span><text:span text:style-name="T6">icon in toolbar</text:span></text:p>
          </table:table-cell>
          <table:table-cell table:style-name="ce46" office:value-type="string">
            <text:p>Page is added successful and listed in navigation tre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7">
          <table:table-cell table:style-name="ce19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27" office:value-type="string">
            <text:p>SNF_KS_5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Create Page with Rich Text Editor</text:p>
          </table:table-cell>
          <table:table-cell table:style-name="ce39" office:value-type="string">
            <text:p>Create Page with Rich Text Editor</text:p>
          </table:table-cell>
          <table:table-cell table:style-name="ce43" table:content-validation-name="val1" office:value-type="string">
            <text:p>Step 1: Create Page with Rich Text Editor</text:p>
          </table:table-cell>
          <table:table-cell table:style-name="ce38" office:value-type="string">
            <text:p><text:span text:style-name="T7">- Go to wiki porlet</text:span></text:p>
            <text:p><text:span text:style-name="T7">- Click on </text:span><text:span text:style-name="T8">Add</text:span><text:span text:style-name="T9"> icon in toolbar action</text:span></text:p>
            <text:p><text:span text:style-name="T9">- Click on </text:span><text:span text:style-name="T8">Rich Text <text:s/>Editor </text:span><text:span text:style-name="T9">icon in toolbar</text:span></text:p>
            <text:p><text:span text:style-name="T9">- Input data valid for Title page and Page's content</text:span></text:p>
            <text:p><text:span text:style-name="T9">- Insert image, link, table and macro... to page's content</text:span></text:p>
            <text:p><text:span text:style-name="T9">- then click on </text:span><text:span text:style-name="T8">Save </text:span><text:span text:style-name="T9">icon in toolbar</text:span></text:p>
          </table:table-cell>
          <table:table-cell table:style-name="ce38" office:value-type="string">
            <text:p>- A new page is added successful and displayed with properties </text:p>
            <text:p>- This page is listed in navigation tre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8">
          <table:table-cell table:style-name="ce19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27" office:value-type="string">
            <text:p>SNF_KS_5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Edit Full Page</text:p>
          </table:table-cell>
          <table:table-cell table:style-name="ce39" office:value-type="string">
            <text:p>Edit Full Page</text:p>
          </table:table-cell>
          <table:table-cell table:style-name="ce43" table:content-validation-name="val1" office:value-type="string">
            <text:p>Step 1: Edit Full Page</text:p>
          </table:table-cell>
          <table:table-cell table:style-name="ce38" office:value-type="string">
            <text:p><text:span text:style-name="T7">- Open an existing page by clicking on page name in navigation tree </text:span></text:p>
            <text:p><text:span text:style-name="T7">- then click on </text:span><text:span text:style-name="T8">Edit</text:span><text:span text:style-name="T9"> icon in toolbar</text:span></text:p>
            <text:p><text:span text:style-name="T9">- Change content in full page and click on </text:span><text:span text:style-name="T8">Save </text:span><text:span text:style-name="T9">icon in toolbar</text:span></text:p>
          </table:table-cell>
          <table:table-cell table:style-name="ce38" office:value-type="string">
            <text:p>Page is edited successful and shown new content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9">
          <table:table-cell table:style-name="ce19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27" office:value-type="string">
            <text:p>SNF_KS_6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Edit Paragraph in Page</text:p>
          </table:table-cell>
          <table:table-cell table:style-name="ce8" office:value-type="string">
            <text:p>Edit Paragraph in Page</text:p>
          </table:table-cell>
          <table:table-cell table:style-name="ce43" table:content-validation-name="val1" office:value-type="string">
            <text:p>Step 1: Edit Paragraph</text:p>
          </table:table-cell>
          <table:table-cell table:style-name="ce38" office:value-type="string">
            <text:p>- Open an exiting page that contains some paragraphs inside</text:p>
            <text:p>- then, Click on <text:span text:style-name="T5">Edit</text:span><text:span text:style-name="T6"> icon corresponding of paragraph that you want to edit</text:span></text:p>
            <text:p><text:span text:style-name="T6">- change content and click on </text:span><text:span text:style-name="T5">Save </text:span><text:span text:style-name="T6">icon in tool bar</text:span></text:p>
          </table:table-cell>
          <table:table-cell table:style-name="ce38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9">
          <table:table-cell table:style-name="ce19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27" office:value-type="string">
            <text:p>SNF_KS_6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Rename Page</text:p>
          </table:table-cell>
          <table:table-cell table:style-name="ce8" office:value-type="string">
            <text:p>Rename Page</text:p>
          </table:table-cell>
          <table:table-cell table:style-name="ce43" table:content-validation-name="val1" office:value-type="string">
            <text:p>Step 1: Rename Page</text:p>
          </table:table-cell>
          <table:table-cell table:style-name="ce38" office:value-type="string">
            <text:p>- Open an existing page by clicking on page name in navigation tree</text:p>
            <text:p>- then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38" office:value-type="string">
            <text:p>Selected Page is renamed and new name is displayed in toolbar and navigation tree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8">
          <table:table-cell table:style-name="ce19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27" office:value-type="string">
            <text:p>SNF_KS_6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Delete Page</text:p>
          </table:table-cell>
          <table:table-cell table:style-name="ce8" office:value-type="string">
            <text:p>Delete Page</text:p>
          </table:table-cell>
          <table:table-cell table:style-name="ce43" table:content-validation-name="val1" office:value-type="string">
            <text:p>Step 1: Delete Page</text:p>
          </table:table-cell>
          <table:table-cell table:style-name="ce38" office:value-type="string">
            <text:p>- Open an existing page by clicking on page name in navigation tree.</text:p>
            <text:p>- click on <text:span text:style-name="T5">Delete </text:span><text:span text:style-name="T6">icon in toolbar</text:span></text:p>
            <text:p><text:span text:style-name="T6">- then Click on </text:span><text:span text:style-name="T5">OK </text:span><text:span text:style-name="T6">button on Confirm message form</text:span></text:p>
          </table:table-cell>
          <table:table-cell table:style-name="ce38" office:value-type="string">
            <text:p>Page is deleted successful and removed in navigation tre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0">
          <table:table-cell table:style-name="ce19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27" office:value-type="string">
            <text:p>SNF_KS_6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Move Page</text:p>
          </table:table-cell>
          <table:table-cell table:style-name="ce8" office:value-type="string">
            <text:p>Move Page</text:p>
          </table:table-cell>
          <table:table-cell table:style-name="ce43" table:content-validation-name="val1" office:value-type="string">
            <text:p>Step 1: Move Page</text:p>
          </table:table-cell>
          <table:table-cell table:style-name="ce43" office:value-type="string">
            <text:p>- Open an existing page by clicking on page name in navigation tree.</text:p>
            <text:p>- then click on <text:span text:style-name="T5">More</text:span><text:span text:style-name="T6"> icon on toolbar and select </text:span><text:span text:style-name="T5">Move </text:span><text:span text:style-name="T6">action in menu</text:span></text:p>
            <text:p><text:span text:style-name="T6">- In Move form: Select new location and click on </text:span><text:span text:style-name="T5">Move </text:span><text:span text:style-name="T6">button</text:span></text:p>
          </table:table-cell>
          <table:table-cell table:style-name="ce49" office:value-type="string">
            <text:p>Selected Page is moved and displayed in new location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19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27" office:value-type="string">
            <text:p>SNF_KS_6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Watch Page</text:p>
          </table:table-cell>
          <table:table-cell table:style-name="ce8" office:value-type="string">
            <text:p>Watch/Unwatch Page</text:p>
          </table:table-cell>
          <table:table-cell table:style-name="ce43" table:content-validation-name="val1" office:value-type="string">
            <text:p>Step 1: Watch/Unwatch Page</text:p>
          </table:table-cell>
          <table:table-cell table:style-name="ce43" office:value-type="string">
            <text:p>- Open an existing page by clicking on page name in navigation tree.</text:p>
            <text:p>- then click on <text:span text:style-name="T5">More</text:span><text:span text:style-name="T6"> icon on toolbar and select </text:span><text:span text:style-name="T5">Watch/Unwatch </text:span><text:span text:style-name="T6">action in menu</text:span></text:p>
          </table:table-cell>
          <table:table-cell table:style-name="ce38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19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27" office:value-type="string">
            <text:p>SNF_KS_6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Preview Page</text:p>
          </table:table-cell>
          <table:table-cell table:style-name="ce8" office:value-type="string">
            <text:p>Preview Page</text:p>
          </table:table-cell>
          <table:table-cell table:style-name="ce43" table:content-validation-name="val1" office:value-type="string">
            <text:p>Step 1: Preview Page</text:p>
          </table:table-cell>
          <table:table-cell table:style-name="ce38" office:value-type="string">
            <text:p>- Click on <text:span text:style-name="T5">Add/Edi</text:span>t icon in toolbar</text:p>
            <text:p>- Input data in fields and click on <text:span text:style-name="T5">Preview </text:span><text:span text:style-name="T6">icon</text:span></text:p>
          </table:table-cell>
          <table:table-cell table:style-name="ce38" office:value-type="string">
            <text:p>Page's content is displayed in Preview form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58">
          <table:table-cell table:style-name="ce19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27" office:value-type="string">
            <text:p>SNF_KS_6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Syntax Help</text:p>
          </table:table-cell>
          <table:table-cell table:style-name="ce8" office:value-type="string">
            <text:p>Syntax Help</text:p>
          </table:table-cell>
          <table:table-cell table:style-name="ce43" table:content-validation-name="val1" office:value-type="string">
            <text:p>Step 1: Syntax Help</text:p>
          </table:table-cell>
          <table:table-cell table:style-name="ce38" office:value-type="string">
            <text:p>- Enable syntax help panel by clicking on <text:span text:style-name="T5">Help </text:span><text:span text:style-name="T6">icon in tool bar</text:span></text:p>
            <text:p><text:span text:style-name="T6">- Click on link "more" to show more details about syntax help</text:span></text:p>
            <text:p><text:span text:style-name="T6">- Click on </text:span><text:span text:style-name="T5">Close</text:span><text:span text:style-name="T6"> icon to close Syntax help panel</text:span></text:p>
          </table:table-cell>
          <table:table-cell table:style-name="ce38" office:value-type="string">
            <text:p>The syntax help shows common syntax that help more easier in creating page's content 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19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27" office:value-type="string">
            <text:p>SNF_KS_67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43" table:content-validation-name="val1" office:value-type="string">
            <text:p>Step 1: Attachment in Page</text:p>
          </table:table-cell>
          <table:table-cell table:style-name="ce38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38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19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27" office:value-type="string">
            <text:p>SNF_KS_68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Page info</text:p>
          </table:table-cell>
          <table:table-cell table:style-name="ce8" office:value-type="string">
            <text:p>Page info</text:p>
          </table:table-cell>
          <table:table-cell table:style-name="ce43" table:content-validation-name="val1" office:value-type="string">
            <text:p>Step 1: Check Page info</text:p>
          </table:table-cell>
          <table:table-cell table:style-name="ce38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38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6">
          <table:table-cell table:style-name="ce19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27" office:value-type="string">
            <text:p>SNF_KS_69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View Revision</text:p>
          </table:table-cell>
          <table:table-cell table:style-name="ce8" office:value-type="string">
            <text:p>View Revision</text:p>
          </table:table-cell>
          <table:table-cell table:style-name="ce43" table:content-validation-name="val1" office:value-type="string">
            <text:p>Step 1: View Revision of Page</text:p>
          </table:table-cell>
          <table:table-cell table:style-name="ce38" office:value-type="string">
            <text:p>- Open an existing page that edited in some times</text:p>
            <text:p>- then Click on <text:span text:style-name="T5">View change</text:span><text:span text:style-name="T6"> link at bottom area</text:span></text:p>
            <text:p><text:span text:style-name="T6">- In History page list: View <text:s/>a revision by click on revision number links </text:span></text:p>
          </table:table-cell>
          <table:table-cell table:style-name="ce38" office:value-type="string">
            <text:p>- Page's content in selected revision is displayed. </text:p>
            <text:p>- User can back to current version, view next/previous version, Restore version, Compare version by clicking on links corresponding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3">
          <table:table-cell table:style-name="ce19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27" office:value-type="string">
            <text:p>SNF_KS_70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Restore Version</text:p>
          </table:table-cell>
          <table:table-cell table:style-name="ce8" office:value-type="string">
            <text:p>Restore Version</text:p>
          </table:table-cell>
          <table:table-cell table:style-name="ce43" table:content-validation-name="val1" office:value-type="string">
            <text:p>Step 1: Restore version</text:p>
          </table:table-cell>
          <table:table-cell table:style-name="ce38" office:value-type="string">
            <text:p><text:span text:style-name="T10">- Open an existing page that edited in some times</text:span></text:p>
            <text:p><text:span text:style-name="T10">- then Click on </text:span><text:span text:style-name="T11">View change</text:span><text:span text:style-name="T12"> link at bottom area</text:span></text:p>
            <text:p><text:span text:style-name="T12">- In History page list: Click on </text:span><text:span text:style-name="T11">Restore </text:span><text:span text:style-name="T12">link corresponding of version (except last version)</text:span></text:p>
          </table:table-cell>
          <table:table-cell table:style-name="ce38" office:value-type="string">
            <text:p>- Selected version is restored <text:s/>as the current one</text:p>
            <text:p>- The total number of revision in page is increased to 1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19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27" office:value-type="string">
            <text:p>SNF_KS_71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Compare Version</text:p>
          </table:table-cell>
          <table:table-cell table:style-name="ce8" office:value-type="string">
            <text:p>Compare Version</text:p>
          </table:table-cell>
          <table:table-cell table:style-name="ce43" table:content-validation-name="val1" office:value-type="string">
            <text:p>Step 1: Compare version</text:p>
          </table:table-cell>
          <table:table-cell table:style-name="ce38" office:value-type="string">
            <text:p><text:span text:style-name="T10">- Open an existing page that edited in some times</text:span></text:p>
            <text:p><text:span text:style-name="T10">- then Click on </text:span><text:span text:style-name="T11">View change</text:span><text:span text:style-name="T12"> link at bottom area</text:span></text:p>
            <text:p><text:span text:style-name="T12">- In History page list: Tick on 2 check boxes corresponding of version that you want to compare</text:span></text:p>
            <text:p><text:span text:style-name="T12">- next click on </text:span><text:span text:style-name="T11">Compare </text:span><text:span text:style-name="T12">button</text:span></text:p>
          </table:table-cell>
          <table:table-cell table:style-name="ce38" office:value-type="string">
            <text:p>- Version Compare screen is displayed. This screen is shown different <text:s/>between selected version.</text:p>
            <text:p>- You can back to History page list by clicking on link corresponding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4">
          <table:table-cell table:style-name="ce19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27" office:value-type="string">
            <text:p>SNF_KS_72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Quick Search</text:p>
          </table:table-cell>
          <table:table-cell table:style-name="ce8"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table:style-name="ce38" office:value-type="string">
            <text:p>- Input keyword matched with properties of existing pages into Search box</text:p>
            <text:p>- then hit <text:span text:style-name="T5">Enter</text:span><text:span text:style-name="T6"> key</text:span></text:p>
          </table:table-cell>
          <table:table-cell table:style-name="ce38" office:value-type="string">
            <text:p>The Search Screen is displayed with search criteria form and the results matching keyword into search box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19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27" office:value-type="string">
            <text:p>SNF_KS_73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Advanced Search</text:p>
          </table:table-cell>
          <table:table-cell table:style-name="ce8"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table:style-name="ce38" office:value-type="string">
            <text:p><text:span text:style-name="T10">- Open Search screen by executing quick search</text:span></text:p>
            <text:p><text:span text:style-name="T10">- In Search screen</text:span><text:span text:style-name="T12"> form: input keyword, select space in drop down list and click on </text:span><text:span text:style-name="T11">Search </text:span><text:span text:style-name="T12">button</text:span></text:p>
          </table:table-cell>
          <table:table-cell table:style-name="ce38" office:value-type="string">
            <text:p>Search result will list pages that matched with keyword and selected space</text:p>
          </table:table-cell>
          <table:table-cell table:style-name="ce14" office:value-type="string">
            <text:p>High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6">
          <table:table-cell table:style-name="ce19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27" office:value-type="string">
            <text:p>SNF_KS_74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Setting Edit Mode</text:p>
          </table:table-cell>
          <table:table-cell table:style-name="ce8" office:value-type="string">
            <text:p>Setting Edit Mode</text:p>
          </table:table-cell>
          <table:table-cell table:style-name="ce43" table:content-validation-name="val1" office:value-type="string">
            <text:p>Step 1: Setting Edit Mode</text:p>
          </table:table-cell>
          <table:table-cell table:style-name="ce38" office:value-type="string">
            <text:p>- Go to edit mode of Wiki porlet</text:p>
            <text:p>- In Edit mode tab: Select show/hide Navigation tree and Breadcrumb</text:p>
            <text:p>- Click <text:span text:style-name="T5">Save </text:span><text:span text:style-name="T6">button</text:span></text:p>
          </table:table-cell>
          <table:table-cell table:style-name="ce38" office:value-type="string">
            <text:p>Navigation tree &amp; Breadcrumb is shown/hidden in Wiki Porle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19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27" office:value-type="string">
            <text:p>SNF_KS_75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Space Setting</text:p>
          </table:table-cell>
          <table:table-cell table:style-name="ce8" office:value-type="string">
            <text:p>Space Setting</text:p>
          </table:table-cell>
          <table:table-cell table:style-name="ce43" table:content-validation-name="val1" office:value-type="string">
            <text:p>Step 1: Space Setting</text:p>
          </table:table-cell>
          <table:table-cell table:style-name="ce38" office:value-type="string">
            <text:p>- Click on <text:span text:style-name="T5">Browse </text:span><text:span text:style-name="T6">at top right and select </text:span><text:span text:style-name="T5">Space Settings </text:span><text:span text:style-name="T6">action</text:span></text:p>
            <text:p><text:span text:style-name="T6">- In Space Setting form: Select default syntax in drop down list and tick on </text:span><text:span text:style-name="T5">Allow user to choose other syntaxes </text:span><text:span text:style-name="T6">check box</text:span></text:p>
            <text:p><text:span text:style-name="T6">- Click on </text:span><text:span text:style-name="T5">Save </text:span><text:span text:style-name="T6">button</text:span></text:p>
          </table:table-cell>
          <table:table-cell table:style-name="ce38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67">
          <table:table-cell table:style-name="ce19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27" office:value-type="string">
            <text:p>SNF_KS_76</text:p>
          </table:table-cell>
          <table:table-cell table:style-name="ce33" office:value-type="float" office:value="1">
            <text:p>001</text:p>
          </table:table-cell>
          <table:table-cell table:style-name="ce38" office:value-type="string">
            <text:p>KS\Wiki\Navigation tree</text:p>
          </table:table-cell>
          <table:table-cell table:style-name="ce8" office:value-type="string">
            <text:p>Navigation Tree</text:p>
          </table:table-cell>
          <table:table-cell table:style-name="ce43" table:content-validation-name="val1" office:value-type="string">
            <text:p>Step 1: Check Navigation tree</text:p>
          </table:table-cell>
          <table:table-cell table:style-name="ce38" office:value-type="string">
            <text:p>- Focus in Navigation tree at left pane</text:p>
            <text:p/>
          </table:table-cell>
          <table:table-cell table:style-name="ce38" office:value-type="string">
            <text:p>- There are 3 types of spaces (Portal, Group, User) in navigation</text:p>
            <text:p>- Each page added as a sub-page in current one</text:p>
            <text:p>- Each page can have sub-pages inside it</text:p>
          </table:table-cell>
          <table:table-cell table:style-name="ce14" office:value-type="string">
            <text:p>Medium</text:p>
          </table:table-cell>
          <table:table-cell table:style-name="ce59"/>
          <table:table-cell table:style-name="ce15" table:number-columns-repeated="10"/>
          <table:table-cell table:number-columns-repeated="234"/>
        </table:table-row>
        <table:table-row table:style-name="ro1" table:number-rows-repeated="10">
          <table:table-cell table:style-name="ce20" table:number-columns-repeated="2"/>
          <table:table-cell table:number-columns-repeated="3"/>
          <table:table-cell table:style-name="ce44"/>
          <table:table-cell table:style-name="ce47"/>
          <table:table-cell table:style-name="ce50"/>
          <table:table-cell table:style-name="ce55"/>
          <table:table-cell table:number-columns-repeated="245"/>
        </table:table-row>
        <table:table-row table:style-name="ro1" table:number-rows-repeated="11">
          <table:table-cell table:number-columns-repeated="5"/>
          <table:table-cell table:style-name="ce44"/>
          <table:table-cell table:number-columns-repeated="248"/>
        </table:table-row>
        <table:table-row table:style-name="ro1" table:number-rows-repeated="104847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0"/>
        <table:table-column table:style-name="co15" table:default-cell-style-name="ce72"/>
        <table:table-column table:style-name="co16" table:default-cell-style-name="ce73"/>
        <table:table-column table:style-name="co17" table:default-cell-style-name="ce71"/>
        <table:table-column table:style-name="co3" table:default-cell-style-name="ce77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13">Product version: KS 2.0.1</text:span>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1">
          <table:covered-table-cell table:style-name="ce67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7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6"/>
        </table:table-row>
        <table:table-row table:style-name="ro68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36]=[.$A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36]=[.$A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36]=[.$A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36]=[.$A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5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36]=[.$A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6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36]=[.$A9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7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36]=[.$A1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36]=[.$A11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9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36]=[.$A1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0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36]=[.$A1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1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36]=[.$A1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36]=[.$A1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36]=[.$A1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36]=[.$A1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36]=[.$A1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36]=[.$A1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36]=[.$A2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36]=[.$A2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36]=[.$A2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36]=[.$A2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36]=[.$A2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36]=[.$A2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36]=[.$A2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36]=[.$A2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36]=[.$A2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36]=[.$A2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36]=[.$A3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36]=[.$A31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36]=[.$A3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36]=[.$A3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36]=[.$A3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36]=[.$A3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36]=[.$A3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36]=[.$A3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36]=[.$A3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36]=[.$A3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36]=[.$A4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73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36]=[.$A4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36]=[.$A4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73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36]=[.$A4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7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36]=[.$A4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36]=[.$A45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36]=[.$A4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7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36]=[.$A4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7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36]=[.$A4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73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36]=[.$A4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73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36]=[.$A5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73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36]=[.$A5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7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36]=[.$A5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73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36]=[.$A5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73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36]=[.$A5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7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36]=[.$A5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36]=[.$A56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7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36]=[.$A5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7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36]=[.$A5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7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36]=[.$A5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7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Plain Text Editor</text:p>
          </table:table-cell>
          <table:table-cell/>
          <table:table-cell table:formula="of:=SUMPRODUCT(([SniffTest.B$5:SniffTest.B$1036]=[.$A6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8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Rich Text Editor</text:p>
          </table:table-cell>
          <table:table-cell/>
          <table:table-cell table:formula="of:=SUMPRODUCT(([SniffTest.B$5:SniffTest.B$1036]=[.$A6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9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5" office:value-type="string">
            <text:p>Edit Full Page</text:p>
          </table:table-cell>
          <table:table-cell/>
          <table:table-cell table:formula="of:=SUMPRODUCT(([SniffTest.B$5:SniffTest.B$1036]=[.$A6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0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4" office:value-type="string">
            <text:p>Edit Paragraph in Page</text:p>
          </table:table-cell>
          <table:table-cell/>
          <table:table-cell table:formula="of:=SUMPRODUCT(([SniffTest.B$5:SniffTest.B$1036]=[.$A6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1</text:p>
          </table:table-cell>
          <table:table-cell office:value-type="string">
            <text:p>Wiki</text:p>
          </table:table-cell>
          <table:table-cell table:style-name="ce73" office:value-type="string">
            <text:p>Rename </text:p>
          </table:table-cell>
          <table:table-cell table:style-name="ce74" office:value-type="string">
            <text:p>Rename Page</text:p>
          </table:table-cell>
          <table:table-cell/>
          <table:table-cell table:formula="of:=SUMPRODUCT(([SniffTest.B$5:SniffTest.B$1036]=[.$A6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2</text:p>
          </table:table-cell>
          <table:table-cell office:value-type="string">
            <text:p>Wiki</text:p>
          </table:table-cell>
          <table:table-cell table:style-name="ce73" office:value-type="string">
            <text:p>Delete Page</text:p>
          </table:table-cell>
          <table:table-cell table:style-name="ce74" office:value-type="string">
            <text:p>Delete Page</text:p>
          </table:table-cell>
          <table:table-cell/>
          <table:table-cell table:formula="of:=SUMPRODUCT(([SniffTest.B$5:SniffTest.B$1036]=[.$A6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3</text:p>
          </table:table-cell>
          <table:table-cell office:value-type="string">
            <text:p>Wiki</text:p>
          </table:table-cell>
          <table:table-cell table:style-name="ce73" office:value-type="string">
            <text:p>Move Page</text:p>
          </table:table-cell>
          <table:table-cell table:style-name="ce74" office:value-type="string">
            <text:p>Move Page</text:p>
          </table:table-cell>
          <table:table-cell/>
          <table:table-cell table:formula="of:=SUMPRODUCT(([SniffTest.B$5:SniffTest.B$1036]=[.$A6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4</text:p>
          </table:table-cell>
          <table:table-cell office:value-type="string">
            <text:p>Wiki</text:p>
          </table:table-cell>
          <table:table-cell table:style-name="ce73" office:value-type="string">
            <text:p>Watch/Unwatch Page</text:p>
          </table:table-cell>
          <table:table-cell table:style-name="ce74" office:value-type="string">
            <text:p>Watch/Unwatch Page</text:p>
          </table:table-cell>
          <table:table-cell/>
          <table:table-cell table:formula="of:=SUMPRODUCT(([SniffTest.B$5:SniffTest.B$1036]=[.$A6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5</text:p>
          </table:table-cell>
          <table:table-cell office:value-type="string">
            <text:p>Wiki</text:p>
          </table:table-cell>
          <table:table-cell table:style-name="ce73" office:value-type="string">
            <text:p>Preview Page</text:p>
          </table:table-cell>
          <table:table-cell table:style-name="ce74" office:value-type="string">
            <text:p>Preview Page</text:p>
          </table:table-cell>
          <table:table-cell/>
          <table:table-cell table:formula="of:=SUMPRODUCT(([SniffTest.B$5:SniffTest.B$1036]=[.$A6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6</text:p>
          </table:table-cell>
          <table:table-cell office:value-type="string">
            <text:p>Wiki</text:p>
          </table:table-cell>
          <table:table-cell table:style-name="ce73" office:value-type="string">
            <text:p>Syntax Help</text:p>
          </table:table-cell>
          <table:table-cell table:style-name="ce74" office:value-type="string">
            <text:p>Syntax Help</text:p>
          </table:table-cell>
          <table:table-cell/>
          <table:table-cell table:formula="of:=SUMPRODUCT(([SniffTest.B$5:SniffTest.B$1036]=[.$A69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7</text:p>
          </table:table-cell>
          <table:table-cell office:value-type="string">
            <text:p>Wiki</text:p>
          </table:table-cell>
          <table:table-cell table:style-name="ce73" office:value-type="string">
            <text:p>Attachent</text:p>
          </table:table-cell>
          <table:table-cell table:style-name="ce74" office:value-type="string">
            <text:p>Attachment</text:p>
          </table:table-cell>
          <table:table-cell/>
          <table:table-cell table:formula="of:=SUMPRODUCT(([SniffTest.B$5:SniffTest.B$1036]=[.$A7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8</text:p>
          </table:table-cell>
          <table:table-cell office:value-type="string">
            <text:p>Wiki</text:p>
          </table:table-cell>
          <table:table-cell table:style-name="ce73" office:value-type="string">
            <text:p>Page ifo</text:p>
          </table:table-cell>
          <table:table-cell table:style-name="ce74" office:value-type="string">
            <text:p>Page info</text:p>
          </table:table-cell>
          <table:table-cell/>
          <table:table-cell table:formula="of:=SUMPRODUCT(([SniffTest.B$5:SniffTest.B$1036]=[.$A7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9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View Revision</text:p>
          </table:table-cell>
          <table:table-cell/>
          <table:table-cell table:formula="of:=SUMPRODUCT(([SniffTest.B$5:SniffTest.B$1036]=[.$A7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0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<text:span text:style-name="T3">Restore Versi</text:span></text:p>
          </table:table-cell>
          <table:table-cell/>
          <table:table-cell table:formula="of:=SUMPRODUCT(([SniffTest.B$5:SniffTest.B$1036]=[.$A7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1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Compare Version</text:p>
          </table:table-cell>
          <table:table-cell/>
          <table:table-cell table:formula="of:=SUMPRODUCT(([SniffTest.B$5:SniffTest.B$1036]=[.$A7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2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/>
          <table:table-cell table:formula="of:=SUMPRODUCT(([SniffTest.B$5:SniffTest.B$1036]=[.$A7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3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/>
          <table:table-cell table:formula="of:=SUMPRODUCT(([SniffTest.B$5:SniffTest.B$1036]=[.$A7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4</text:p>
          </table:table-cell>
          <table:table-cell office:value-type="string">
            <text:p>Wiki</text:p>
          </table:table-cell>
          <table:table-cell table:style-name="ce74" office:value-type="string">
            <text:p>Setting Edit Mode</text:p>
          </table:table-cell>
          <table:table-cell table:style-name="ce74" office:value-type="string">
            <text:p>Setting Edit Mode</text:p>
          </table:table-cell>
          <table:table-cell/>
          <table:table-cell table:formula="of:=SUMPRODUCT(([SniffTest.B$5:SniffTest.B$1036]=[.$A7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5</text:p>
          </table:table-cell>
          <table:table-cell office:value-type="string">
            <text:p>Wiki</text:p>
          </table:table-cell>
          <table:table-cell table:style-name="ce74" office:value-type="string">
            <text:p>Space Setting</text:p>
          </table:table-cell>
          <table:table-cell table:style-name="ce74" office:value-type="string">
            <text:p>Space Setting</text:p>
          </table:table-cell>
          <table:table-cell/>
          <table:table-cell table:formula="of:=SUMPRODUCT(([SniffTest.B$5:SniffTest.B$1036]=[.$A7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6</text:p>
          </table:table-cell>
          <table:table-cell office:value-type="string">
            <text:p>Wiki</text:p>
          </table:table-cell>
          <table:table-cell table:style-name="ce74" office:value-type="string">
            <text:p>Navigation Tree</text:p>
          </table:table-cell>
          <table:table-cell table:style-name="ce74" office:value-type="string">
            <text:p>Navigation Tree</text:p>
          </table:table-cell>
          <table:table-cell/>
          <table:table-cell table:formula="of:=SUMPRODUCT(([SniffTest.B$5:SniffTest.B$1036]=[.$A79])*([SniffTest.A$5:SniffTest.A$103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15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1-04T15:38:22</dc:date>
    <meta:printed-by>Thanh Cong Nguyen</meta:printed-by>
    <meta:print-date>2009-03-06T17:07:42</meta:print-date>
    <dc:language>en-US</dc:language>
    <meta:editing-cycles>190</meta:editing-cycles>
    <meta:editing-duration>PT192H35M00S</meta:editing-duration>
    <meta:document-statistic meta:table-count="3" meta:cell-count="1407" meta:object-count="0"/>
    <meta:user-defined meta:name="Info 1"/>
    <meta:user-defined meta:name="Info 2"/>
    <meta:user-defined meta:name="Info 3"/>
    <meta:user-defined meta:name="Info 4"/>
  </office:meta>
</office:document-meta>
</file>